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1172346779715416502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55342838016244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55342048985136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55342609952079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55341557019567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55341345463209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55342892789251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55341738376775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55341846561869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55342808540998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55341279256841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55341482274629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1416041710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55342035264391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55341789613483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55342214311240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55343107135810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55342920638850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55342767420532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55342620825351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55342627983533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55342163089596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55341595971231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55342218694563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55342975077599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55343183390879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55342593154381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55341804895846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55341623015764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55341737381172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55341783129070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55341688684835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55343374301907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55342630582100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55343096176483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55341580101710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773657606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55342638832344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55342115752251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55341267769797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55342094053796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55342176005121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55341530473948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55342289722715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55342990681730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55342099766030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55343283442979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55342729183067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1650864689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155342680927180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55341979658721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55343055281510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55341472103671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55342350707613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55341901191303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55343221342388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55342160455346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55343267373619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1651261079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55342555481697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55341628998601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55342206209407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55343015533739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55341626696980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55341459057453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55342733949145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55341976239177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55343005649036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1997240187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55342863245075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55343038259409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55342855098436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55341654997060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55343331818053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55341759960577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55343407624030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55342044337663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55341655299045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748265103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55342453149188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55343093218958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55341336723898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55342116842120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55343320575690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55342442182731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55342771616478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55343147481939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55343355043066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643880488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55341403287923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55342513899501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55343022944879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55342357855593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55342129801628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55343396550238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55342563075501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55341461074849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55341969205159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158449188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55342194635048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55341420584753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55341791479252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55341643779378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55341816419656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55341708261128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55342135140135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55341807308330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55342482730389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519672527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55343284371622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55341516830600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55342193800402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55343350042271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55342362152593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55342094938442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55342371368795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55341711766926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55341818859625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2301109827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55343076784170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55341942229158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55341386985331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55342670532701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55343017274256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55342233079822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55342635114769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55342147664954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55342408423625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55343317817193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55343018970305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55343314908857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55343449558790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55341366149644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55341513304750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55341819560275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span text:style-name="T33">edit</text:span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load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produce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except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latter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station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assert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palace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5-02-07T15:53:40.274518451</dc:date>
    <meta:editing-cycles>755</meta:editing-cycles>
    <meta:editing-duration>PT4H32M59S</meta:editing-duration>
    <meta:generator>LibreOffice/4.2.8.2$Linux_X86_64 LibreOffice_project/420$Build-2</meta:generator>
    <meta:document-statistic meta:table-count="1" meta:image-count="0" meta:object-count="0" meta:page-count="270" meta:paragraph-count="7976" meta:word-count="13210" meta:character-count="110845" meta:non-whitespace-character-count="105438"/>
    <meta:template xlink:type="simple" xlink:actuate="onRequest" xlink:title="Normal" xlink:href=""/>
  </office:meta>
</office:document-meta>
</file>